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'Open Sans', 'Helvetica Neu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officeooo:paragraph-rsid="001c2234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officeooo:rsid="00137090" officeooo:paragraph-rsid="00137090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officeooo:rsid="0013d079" officeooo:paragraph-rsid="0013d079" style:font-weight-asian="bold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officeooo:rsid="001649a0" officeooo:paragraph-rsid="001649a0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officeooo:rsid="001c2234" officeooo:paragraph-rsid="001c2234" style:font-weight-asian="bold" style:font-weight-complex="bold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officeooo:paragraph-rsid="001c2234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officeooo:rsid="00266a44" officeooo:paragraph-rsid="00266a44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officeooo:rsid="0028ce2d" officeooo:paragraph-rsid="0028ce2d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Montserrat" fo:font-size="12pt" fo:letter-spacing="normal" fo:font-style="normal" fo:font-weight="normal" officeooo:rsid="002a8506" officeooo:paragraph-rsid="002a8506" style:font-weight-asian="bold" style:font-weight-complex="bold"/>
    </style:style>
    <style:style style:name="T1" style:family="text">
      <style:text-properties style:font-name="Montserrat" fo:font-size="12pt" fo:font-style="normal" fo:font-weight="normal"/>
    </style:style>
    <style:style style:name="T2" style:family="text">
      <style:text-properties style:font-name="Montserrat" fo:font-size="12pt" fo:font-style="normal" fo:font-weight="normal" officeooo:rsid="001c2234" style:font-weight-asian="bold" style:font-weight-complex="bold"/>
    </style:style>
    <style:style style:name="T3" style:family="text">
      <style:text-properties officeooo:rsid="0014500e"/>
    </style:style>
    <style:style style:name="T4" style:family="text">
      <style:text-properties officeooo:rsid="002a85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‘<text:span text:style-name="T1">Rush hour’ refers to the time in the morning and evening when the roads are busiest with people travelling to or from work, school, etc.</text:span></text:p>
      <text:p text:style-name="P3">If something is enclosed, it is separate and not attached. </text:p>
      <text:p text:style-name="P3">'and much more besides', meaning it has many more items</text:p>
      <text:p text:style-name="P4">wholesalers = grossistes<text:tab/></text:p>
      <text:p text:style-name="P5">you are entitled : vous avez le droit </text:p>
      <text:p text:style-name="P5">If something is ‘local’, it is in the same area as something else</text:p>
      <text:p text:style-name="P5">The noun ‘produce’ means food, especially from a farm.</text:p>
      <text:p text:style-name="P5">'Has' and 'recently' need to be followed by the Infinitive / Present Simple</text:p>
      <text:p text:style-name="P5">warranty <text:span text:style-name="T3">= garantie</text:span></text:p>
      <text:p text:style-name="P6">drawback = inconvénient</text:p>
      <text:p text:style-name="P7">Was being done : si l’action dans le passé prend du temps</text:p>
      <text:p text:style-name="P7"/>
      <text:p text:style-name="P2"><text:span text:style-name="T2">In passive we use a form of ‘have’ plus an object followed by the past participle (V3) when we don’t do the action ourselves.We change ‘have’ to ‘had’ for past and ‘having’ for continuous actions.<text:line-break/><text:line-break/></text:span>‘<text:span text:style-name="T1">Productivity’ means the rate or speed at which goods and products are produced<text:line-break/>Shortlisted' means cutting a longer list of people, companies, etc, down into a smaller one</text:span></text:p>
      <text:p text:style-name="P8">The Past Perfect 'had become' doesn't work here because it isn't being linked to another past event.</text:p>
      <text:p text:style-name="P8">If you can count on a person, it means that person is reliable</text:p>
      <text:p text:style-name="P9">enquiries = demande de renseignement</text:p>
      <text:p text:style-name="P9"/>
      <text:p text:style-name="P10">warehouse = entrepôt <text:line-break/><text:span text:style-name="T4">tidy = rangée</text:span></text:p>
      <text:p text:style-name="P11">up to = less than </text:p>
      <text:p text:style-name="P11"> we use first name, middle name (s), and surname (or family name).</text:p>
      <text:p text:style-name="P11">The event in question is a finished event in the past and so the Present Perfect cannot be us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'Open Sans', 'Helvetica Neue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8:59:09.981416776</meta:creation-date>
    <dc:date>2024-06-04T17:33:08.293863995</dc:date>
    <meta:editing-duration>PT16H2M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49" meta:character-count="1389" meta:non-whitespace-character-count="1152"/>
  </office:meta>
</office:document-meta>
</file>